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19fe5d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19fe5d" style:font-name-complex="Chilanka"/>
    </style:style>
    <style:style style:name="P3" style:family="paragraph" style:parent-style-name="Standard">
      <style:text-properties style:font-name="Chilanka" officeooo:rsid="000b764f" officeooo:paragraph-rsid="0019fe5d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19fe5d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19fe5d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19fe5d" style:font-size-asian="15pt" style:font-name-complex="Rachana" style:font-size-complex="15pt"/>
    </style:style>
    <style:style style:name="P7" style:family="paragraph" style:parent-style-name="Standard">
      <style:text-properties fo:color="#000000" style:font-name="Chilanka" fo:font-style="normal" style:text-underline-style="none" fo:font-weight="bold" officeooo:rsid="000b764f" officeooo:paragraph-rsid="0019fe5d" style:font-style-asian="normal" style:font-weight-asian="bold" style:font-name-complex="Chilanka" style:font-style-complex="normal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1127af" officeooo:paragraph-rsid="0019fe5d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fo:font-style="normal" style:text-underline-style="none" fo:font-weight="bold" officeooo:rsid="0008d400" officeooo:paragraph-rsid="0019fe5d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8d400" officeooo:paragraph-rsid="0019fe5d"/>
    </style:style>
    <style:style style:name="P11" style:family="paragraph" style:parent-style-name="Standard">
      <style:text-properties officeooo:rsid="000a77fc" officeooo:paragraph-rsid="0019fe5d"/>
    </style:style>
    <style:style style:name="P12" style:family="paragraph" style:parent-style-name="Standard">
      <style:text-properties officeooo:rsid="000ed379" officeooo:paragraph-rsid="0019fe5d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P9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9fe5d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style:font-name-complex="Rachana"/>
    </style:style>
    <style:style style:name="T5" style:family="text">
      <style:text-properties officeooo:rsid="000b764f"/>
    </style:style>
    <style:style style:name="T6" style:family="text">
      <style:text-properties officeooo:rsid="000ed379"/>
    </style:style>
    <style:style style:name="T7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വേണുക്കുട്ടന്‍ കെ.കെ.</text:p>
      <text:p text:style-name="P11">കണ്ടനാട്ട് വീട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മ്പുജാക്ഷന്‍</text:p>
      <text:p text:style-name="P11">തകിടിയില്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നില</text:p>
      <text:p text:style-name="P11">കല്ലാട്ട്</text:p>
      <text:p text:style-name="P11">കായിപ്പുറ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വിമലൻ</text:p>
      <text:p text:style-name="P11">തോപ്പുവെളി</text:p>
      <text:p text:style-name="P11">വാരണം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നില്‍കുമാര്‍</text:p>
      <text:p text:style-name="P11">KOCHU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ബെൻസ്ലൽ</text:p>
      <text:p text:style-name="P11">POTTAYIL</text:p>
      <text:p text:style-name="P11">പുത്തനങ്ങാടി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തിലകന്‍ കെ വി</text:p>
      <text:p text:style-name="P11">KANDANATTU 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ജിത്കുമാർ <text:s/>എസ്.</text:p>
      <text:p text:style-name="P11">PALLIYAZHATH HOUSE</text:p>
      <text:p text:style-name="P11">മരുതോര്‍വട്ടം</text:p>
      <text:p text:style-name="P11">വാരണം</text:p>
      <text:p text:style-name="P11">688539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ോഹനന്‍</text:p>
      <text:p text:style-name="P11">KOCHUVELI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ല്ലാസ്. എം എന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ലാലു</text:p>
      <text:p text:style-name="P11">VADAKKE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ുരുഷോത്തമന്‍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ഒാമനകുട്ടന്‍ ജി.</text:p>
      <text:p text:style-name="P11">MALIK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ജയകുമാര്‍ .വി.പി.</text:p>
      <text:p text:style-name="P11">KANDANATTUNADUVILECHIRA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ഷാജി</text:p>
      <text:p text:style-name="P11">MAPPIL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ജയന്‍ പി..</text:p>
      <text:p text:style-name="P11">KIZHAKKEKOLLAMPARAMBU</text:p>
      <text:p text:style-name="P11">പുത്തനങ്ങാടി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ജിമോണ്‍ വ.ബി.</text:p>
      <text:p text:style-name="P11">VELIYIL PARAMBI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ചന്ദ്രബാബു സി.എം.</text:p>
      <text:p text:style-name="P11">CHANI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ധനേഷ് വി.</text:p>
      <text:p text:style-name="P11">CHALUVELI</text:p>
      <text:p text:style-name="P11">കായിപ്പുറ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ലാലു.വി.എ.</text:p>
      <text:p text:style-name="P11">VADAKKE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ഖുവരാൻ</text:p>
      <text:p text:style-name="P11">ANIKKATTU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തീഷ്‌ വി.പി.</text:p>
      <text:p text:style-name="P11">VELINTHARA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ദീപ് ദാസ്‌ എം.ആര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ാജേഷ്‌.</text:p>
      <text:p text:style-name="P11">MANGALATH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െജുമോന്‍ <text:s/>ടി വി</text:p>
      <text:p text:style-name="P11">REVATHYNILATHIL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നിൽ എം.ടി</text:p>
      <text:p text:style-name="P11">MULLASSERIVELI</text:p>
      <text:p text:style-name="P11">പുത്തനങ്ങാടി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രേഷ് കുമാർ.ടി.കെ.</text:p>
      <text:p text:style-name="P11">THAKIDIVELI</text:p>
      <text:p text:style-name="P11">വാരണ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ോമൻ</text:p>
      <text:p text:style-name="P11">PUTHUVEETTUVELI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സാദ്‌ വി. പി.</text:p>
      <text:p text:style-name="P11">VELEEPARAMBU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ദയന്‍ കെ.ആര്‍.</text:p>
      <text:p text:style-name="P11">KOLLAMPARAMBU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ദയകുമാർ ജി.</text:p>
      <text:p text:style-name="P11">VELEEPARAMBU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സന്നൻ ക.ക.</text:p>
      <text:p text:style-name="P11">KANDANATTU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ന്തോഷ് കുമാര്‍</text:p>
      <text:p text:style-name="P11">EDAPARAMBIL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ശോകാൻ</text:p>
      <text:p text:style-name="P11">THAKID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ചന്ദ്രബാബു</text:p>
      <text:p text:style-name="P11">PALACK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ാജേന്ദ്രന്‍പിള്ള റ്റി. റ്റി.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നില</text:p>
      <text:p text:style-name="P11">PALACKAL 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ൈജു എ.സി.</text:p>
      <text:p text:style-name="P11">ARAICKALVELI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ന്തോഷ്‌ </text:p>
      <text:p text:style-name="P11">VELIYILHOUSE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ഇന്ദ്രജിത്ത്</text:p>
      <text:p text:style-name="P11">PALACKAL 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10T03:30:34.644333784</dc:date>
    <meta:editing-cycles>7</meta:editing-cycles>
    <meta:editing-duration>PT23M55S</meta:editing-duration>
    <meta:document-statistic meta:table-count="0" meta:image-count="0" meta:object-count="0" meta:page-count="1919" meta:paragraph-count="11720" meta:word-count="79250" meta:character-count="676564" meta:non-whitespace-character-count="315087"/>
  </office:meta>
</office:document-meta>
</file>